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2.417cm"/>
    </style:style>
    <style:style style:name="co7" style:family="table-column">
      <style:table-column-properties fo:break-before="auto" style:column-width="1.662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535cm"/>
    </style:style>
    <style:style style:name="co13" style:family="table-column">
      <style:table-column-properties fo:break-before="auto" style:column-width="4.754cm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>
            <text:p>paziente</text:p>
          </table:table-cell>
          <table:table-cell office:value-type="string">
            <text:p>numin</text:p>
          </table:table-cell>
          <table:table-cell office:value-type="string">
            <text:p>Trattamento</text:p>
          </table:table-cell>
          <table:table-cell office:value-type="string">
            <text:p>dry</text:p>
          </table:table-cell>
          <table:table-cell office:value-type="string">
            <text:p>tiu</text:p>
          </table:table-cell>
          <table:table-cell office:value-type="string">
            <text:p>iper</text:p>
          </table:table-cell>
          <table:table-cell office:value-type="string">
            <text:p>secr</text:p>
          </table:table-cell>
          <table:table-cell office:value-type="string">
            <text:p>pap</text:p>
          </table:table-cell>
          <table:table-cell office:value-type="string">
            <text:p>alte</text:p>
          </table:table-cell>
          <table:table-cell office:value-type="string">
            <text:p>bru</text:p>
          </table:table-cell>
          <table:table-cell office:value-type="string">
            <text:p>sCe</text:p>
          </table:table-cell>
          <table:table-cell office:value-type="string">
            <text:p>VAS</text:p>
          </table:table-cell>
        </table:table-row>
        <table:table-row table:style-name="ro2">
          <table:table-cell office:value-type="string">
            <text:p>ABAMFRCO121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BAMFRCO141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LINABIO159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LINABIO159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LINABIO1596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LINABIO1597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LINABIO1598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MDEARDO165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MDEARDO1660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MROIOCA102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MROIOCA1124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MROIOCA1125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UERITIA122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UERITIA143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UERITIA1435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AUERITIA1436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AACRACA166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ADIRUNO134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ADUZIRA126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ADUZIRA153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ADUZIRA153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ALOILNA132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BAREINNA127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AREINNA154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AREINNA154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ASAESNA1061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ASAESNA1062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EDONAIA132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ELOELIO102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NETICO123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NOICTA134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EPEIOIA1031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EPEIOIA1144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ESIARIO108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BESIARIO1083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BESIARIO1084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BETOTINA102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ETOTINA1127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ETOTINA1128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TOTINA1129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EVEUTIO163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EVEUTIO164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EVEUTIO1641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IUSINIO120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IUSINIO137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IUSINIO1376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ODOGINI129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ODOGINI129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ODOGINI1300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OENTALE100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ENTALE1099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ENTALE1100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ENTALE1101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ENTALE1102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ETASNO1051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ETASNO1184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ETASNO1185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INURIA126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BOINURIA151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BOINURIA151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BOSETIIA120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RINMAIA133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RINMAIA133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RINMAIA133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RNINRCO1021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BRNINRCO1126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BRTTNALA169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ATOANO167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UATOANO167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UATOANO1676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UDIVAVA135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UFODALO124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UFODALO140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UFODALO1404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UFODALO1405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UIALIIA133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BUZIRALA126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ZIRALA152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ZIRALA152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ZIRALA1528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ZIRALA1529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ALIFIA122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ALIFIA144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ALIFIA144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ALIFIA1449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ALIFIA1450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AMSSNA121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AAMSSNA136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AMSSNA136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CABOIANO128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BOIANO128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BOIANO135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BOIANO1359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INMACA125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INMACA150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LIARDA104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LIARDA1178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LIARDA1179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OHNRRT121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TAIRPA127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TAIRPA153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ATAUZIA1030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ATAUZIA1134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ATAUZIA1135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ATAUZIA1136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ATAUZIA1137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ATELAIA164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TELAIA164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ANISCO1040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CEANISCO1151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CEANISCO1152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CEANISCO1153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CEANISCO1154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CECAOSNA1010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CECAOSNA1103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CECAOSNA1104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CECAOSNA1105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CEDAELIA127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ETIIMSA119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ETIIMSA136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ETIIMSA1365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RBCCRO1026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HRBCCRO1132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LCCIAEA119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CCIAEA137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ARNNIA165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OARNNIA165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OARNNIA165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OENELNA1071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IELOCO127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OIELOCO154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OIELOCO154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OKEERAZ167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OLOICNI104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OLOICNI115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OLOICNI1156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OONSEIO130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ONSEIO130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ONSEIO130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SUTAIA1013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OSUTAIA1078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OSUTAIA1079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SUTAIA1080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COSUTAIA1081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COTAZONO127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TETODA101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TETODA1106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TETODA1107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TETODA1108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TETODA1109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RSMNCMA161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RSMNCMA1613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RSMNCMA1614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RSMNCMA1615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RSTLLIA125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RSTLLIA149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RSTLLIA149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RSTLLIA1498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RSTLLIA1499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UANROTO124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UANROTO147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UANROTO147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URPDOTO166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URPDOTO166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CUTOINNA135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'RCLERO104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'RCLERO1168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ANOMSA124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AANOMSA137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AANOMSA137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AANOMSA1374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AIAIDCO103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DAIAIDCO1143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DEANVABA103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EANVABA114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LCEIA121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DEELCEIA144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EELCEIA1446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EILIAIA162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ILIAIA162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ILIAIA162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L'GNTA155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LAATIA134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MIISIO107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MIISIO1073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MIISIO1074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MIISIO1075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MIISIO1076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RASIIA122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RASIIA143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ERASINA127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DERASINA153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DERASINA1540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DERIEMIO122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ERIEMIO145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ERIEMIO1455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ERIEMIO1456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ERIEMIO1457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ERIEMIO1458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ETAILNA101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DETAILNA1093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DETAILNA1094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DETASEIO126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 (lieve offuscamento visivo)</text:p>
          </table:table-cell>
        </table:table-row>
        <table:table-row table:style-name="ro2">
          <table:table-cell office:value-type="string">
            <text:p>DETASEIO151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 (lieve offuscamento visivo)</text:p>
          </table:table-cell>
        </table:table-row>
        <table:table-row table:style-name="ro2">
          <table:table-cell office:value-type="string">
            <text:p>DIELILNA125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IELILNA148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IRAMANA125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IRAMANA150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IRAMANA150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IRAMANA150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IRAMANA1504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OIGLIIO1028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DOIGZZIO122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DOIGZZIO144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DOIGZZIO1444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DROSIATO129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ROSIMIA160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ROSIMIA160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DROSIMIA160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EVLUIAIA130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LUIAIA130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LUIAIA1304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LUIAIA1305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LUIAIA1306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ACOORZO127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ACOORZO153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ACOORZO153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AESIGIO124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FAESIGIO137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FAESIGIO137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ERAIETO101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FERAIETO1116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ERAIETO1117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LGOAMRO118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LGOAMRO138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ODADRNA128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ODADRNA128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OZIARIO131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OZIARIO131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OZIARIO131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OZIARIO131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OZIARIO1314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OZIARIO1315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FRCASICE124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RCASICE147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RUSNSIO1016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RUSNSIO1110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RUSNSIO1111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ULASINA124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ULASINA148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ULASINA148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ULASINA148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ULASINA1484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AACSIRA158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AACSIRA159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AACSIRA1591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AORSSNA1015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GEMAILNA132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HRSNATO1048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HRSNATO117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HRSNATO1176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IGOAZDA121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IGOAZDA142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IVANIIA1007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GLVIADIS100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GLVIADIS1050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</table:table-row>
        <table:table-row table:style-name="ro2">
          <table:table-cell office:value-type="string">
            <text:p>GLVIADIS1180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GLVIADIS1181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GLVIADIS1182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LVIADIS1183</text:p>
          </table:table-cell>
          <table:table-cell office:value-type="float" office:value="6">
            <text:p>6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</table:table-row>
        <table:table-row table:style-name="ro2">
          <table:table-cell office:value-type="string">
            <text:p>GLVIAEIA121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LVIAEIA136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LVIAEIA136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CCAATA121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RCCAATA143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RSORONO1037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SORONO1147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SORONO1148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pg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SOVAIA162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RSOVAIA162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RSOVAIA162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RSOVAIA1624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RZIARRO167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UANGINA134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GUERINNA124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UERINNA147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UERINNA147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UGNNIIO123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UGNNIIO146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URDTAIA164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GURDTAIA164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HLSTNMIO120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HLSTNMIO140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HLSTNMIO140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HLSTNMIO1410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HLSTNMIO1411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IACOICTA125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ACOICTA136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ACOICTA1505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ACOICTA1506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ACOICTA1507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IAOVELLA157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AOVELLA157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AOVELLA1580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LNARINO124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KLNARINO146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KLNARINO146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KNIPSEIO119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NIPSEIO139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NIPSEIO139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NIPSEIO1394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NIPSEIO1395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RBEMAIA126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RBEMAIA152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RBEMAIA152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RBEMAIA1524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RBEMAIA1525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KRISIKNA120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KRISIKNA136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KUERINDA126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KUERINDA153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AARNAIA160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AARNAIA161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AARNAIA1611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AINZCEN134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AINZCEN134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AINZCEN134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AINZCEN1349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AINZCEN1350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ENINGLA157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ENINGLA1573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ENINGLA1574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OEJONIA123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OEJONIA136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OEJONIA146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OEJONIA1469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OEJONIA1470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OEJONIA1471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OENIVRA133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OENIVRA133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ENIVRA133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ENIVRA133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ENIVRA1334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ENIVRA1335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ISMALA134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UIAABNA159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UIAABNA159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USILDDO158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USILDDO158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USILDDO1584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USILDDO1585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LUSILDDO1586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AANANNA103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AANANNA1149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AANANNA1150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AANFRCA167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AANFRCA167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AANFRCA167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AANFRCA1680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AANFRCA1681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ACHGICO123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ACHSAGO1046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CHSAGO1169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CHSAGO1170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DAANSA119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MADAANSA138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MADAANSA138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MAEGITLO123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EGITLO146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EGITLO1465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IELONA1047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IELONA1171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MAIELONA1172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MAIELONA1173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MAIELONA1174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MAINCIIA1055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AINCIIA155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AINOMNO1023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MAINOMNO1122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MAINOMNO1123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MAORNNIA124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MAORNNIA135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AOVCPRO128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IORNA119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ARIORNA140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ARIORNA140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AROICIO126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ROICIO151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ROICIO151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ROICNA1077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SINDEA1001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SINDEA1177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TECCIO135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ATEEDDA124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ATEEDDA147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ATEINDA157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ATEINDA157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ATIOLLA135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ATIOLLA135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EISUCIA1052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EISUCIA1186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EISUCIA1187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ESNCHIO121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ESNCHIO144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ETRANIO119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ETRANIO119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IANIRNE160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IANIRNE160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IANIRNE1605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ICAAOLO1557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MICAAOLO1558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MIELANNO1053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ILIHFLA1017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ILIHFLA1112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ILIHFLA1113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ILIHFLA1114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MILIHFLA1115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MISEALNO1036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MISEALNO1140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MISEALNO1141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MISIILNA129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ISIILNA129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ISIILNA129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OELINIO120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OELINIO141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OELINIO141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OOSRGIO132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MOTAARNA126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OTAARNA151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OTAARNA151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OTAARNA1520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OTAARNA1521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OZOIANO118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OZOIANO138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MULLERIO159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ULLERIO1600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ULLERIO1601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ULLERIO1602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AINVISA122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AINVISA142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AINVISA142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AINVISA1429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AINVISA1430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AINVISA1431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AINVISA1432</text:p>
          </table:table-cell>
          <table:table-cell office:value-type="float" office:value="7">
            <text:p>7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AINVISA1433</text:p>
          </table:table-cell>
          <table:table-cell office:value-type="float" office:value="8">
            <text:p>8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ODISOIA126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NODISOIA151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CINKANA123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CINKANA147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KETCFCA125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OKETCFCA148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OKETCFCA1490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ORINBRNA155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RINBRNA155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RINBRNA1556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ROANAIA165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ROANAIA165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ACAEVIO120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CAEVIO141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DOFOPO127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DOFOPO153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ERSIVA125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EERSIVA150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EERSIVA150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EERSIVA1510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EERSIVA1511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ERAANIA119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ERAANIA139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ERAANIA1391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ERACOIA1565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ACOIA1566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IATIGCO1020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PIATIGCO1120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PIATIGCO1121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PIESARIO158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IONONES132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IZIATCA168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IZIATCA168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IZIATCA1684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IZOIAPE122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IZOIAPE145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AMTTEO100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POAMTTEO1088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POHSVOVO123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HSVOVO146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HSVOVO146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SVOVO155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SVOVO155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SVOVO155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TONATO1005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OTONATO1086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OTONATO1087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POTONATO1325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RLLNIEA165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RLLNIEA165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PRTTNENA1670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RTTNENA1671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ULISEIA135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QUGLOTRA1008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QUGLOTRA1089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QUGLOTRA1090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QUGLOTRA1091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QUGLOTRA1092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RAPAMAIA1006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APAMAIA108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REEKIEGO106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LAERIO1575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ADMINA123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NVAEA1070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TILIA158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TILIA158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CIERIO163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CIERIO163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CIERIO163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CIERIO1638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DIELPE127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RODIELPE154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ROOLNRTO165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OOLNRTO165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OTEALSE166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TEALSE166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TEALSE166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TEALSE1664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TEALSE1665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OTEALSE1666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RUINERCA122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UINERCA145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RUINERCA145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RUMOLILL1038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RUMOLILL1146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ATIUCIA168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ATIUCIA168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BATERRA122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BATERRA143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BATERRA1440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BATERRA1441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CDIIMIA1648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SCDIIMIA1649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</table:table-row>
        <table:table-row table:style-name="ro2">
          <table:table-cell office:value-type="string">
            <text:p>SCEMNPIA128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CNALJIN128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CNALJIN128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CNALJIN1290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CNALJIN1291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CNALJIN1292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CNALJIN1293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COBGICO1035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COBGICO1138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COBGICO1139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EANANLA1018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ANANLA1118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ANANLA1119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ICMAIA156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EICMAIA156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EICMAIA156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EICMAIA156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EICMAIA1564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EOLGIIO1629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OLGIIO1630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ICADIA119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IICADIA1382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IICADIA1383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IICADIA1384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IICADIA1385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IIGANNA131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IIGANNA131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IIGANNA131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IONTTPE128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IURMMMA122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IURMMMA138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IURMMMA1381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KRLVADO132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KRLVADO154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KRLVADO154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KRLVADO154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KRLVADO1544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SINNNA125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SINNNA148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SINNNA1486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SINNNA1487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SINNNA1488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PNZCLIO1632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PNZCLIO163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PNZCLIO1634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PSSTLIA1033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SPSSTLIA1142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SPVAHAGO1063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FAANEL125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FAANEL149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FAANEL149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FAANEL149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FAANEL1494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FAANEL1495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KAARIA1011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KAARIA109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KAARIA1096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KAARIA1097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STKAARIA1098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STLFEDGE123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LFEDGE145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LFEDGE1460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HAYIO120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OHAYIO132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TOHAYIO132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TOHAYIO132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TOHAYIO1415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OHAYIO1416</text:p>
          </table:table-cell>
          <table:table-cell office:value-type="float" office:value="6">
            <text:p>6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TPAMAIA136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SVRALMMA1041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SVRALMMA1157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SVRALMMA1158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SVRALMMA1159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SVRALMMA1160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SVRALMMA1161</text:p>
          </table:table-cell>
          <table:table-cell office:value-type="float" office:value="6">
            <text:p>6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TEESHIUA120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EESHIUA1421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EESHIUA1422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EESHIUA1423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EESHIUA1424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ESIORDA162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IONCANA1280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TOASRETO121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OASRETO1425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OFOETNO105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IATIRA120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OIATIRA137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OIATIRA1371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RBIIAIA120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RBIIAIA1414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RVESONO125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TRVESONO1396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TRVESONO1397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TRVESONO1398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TUELOMIA161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UELOMIA1617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UELOMIA1618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UELOMIA1619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UELOMIA1620</text:p>
          </table:table-cell>
          <table:table-cell office:value-type="float" office:value="5">
            <text:p>5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UKONELA1687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UKONELA1688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UKONELA1689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TUKONELA1690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AENEMIO119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VAENENIO1043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AENENIO116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AENENIO1166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AENENIO1631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AENICNA1301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AOVCSNA123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VAOVCSNA1473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VATAELZO1045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ATAELZO1167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EEZANSA1268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EEZANSA153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EEZANSA1531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EGIELER1399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VEGIELER1400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VEGIELER1401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VEGIELER1402</text:p>
          </table:table-cell>
          <table:table-cell office:value-type="float" office:value="4">
            <text:p>4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p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IINFAIO1003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VIINFAIO1162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VIINFAIO1163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VIINFAIO1164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VIININLE1213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IININLE1419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IININLE1420</text:p>
          </table:table-cell>
          <table:table-cell office:value-type="float" office:value="3">
            <text:p>3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VONIHLIA1025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VONIHLIA1130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ONIHLIA1131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OTERADO1274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VOTSKHYR1316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yes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INTTSA106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ZAINTTSA106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ZAINTTSA1066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ZAINTTSA1067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ZAINTTSA1068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ZAPAOMLA1056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PAOMLA1057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PAOMLA1058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PAOMLA1059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PAOMLA1060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AUTLGIO1027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ZAUTLGIO1133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ZOTIERDA1345</text:p>
          </table:table-cell>
          <table:table-cell office:value-type="float" office:value="1">
            <text:p>1</text:p>
          </table:table-cell>
          <table:table-cell office:value-type="string">
            <text:p>target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ZUCAIONI1644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UCAIONI1645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UCHNIIO1567</text:p>
          </table:table-cell>
          <table:table-cell office:value-type="float" office:value="1">
            <text:p>1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ZUCHNIIO1568</text:p>
          </table:table-cell>
          <table:table-cell office:value-type="float" office:value="2">
            <text:p>2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ZUCHNIIO1569</text:p>
          </table:table-cell>
          <table:table-cell office:value-type="float" office:value="3">
            <text:p>3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ZUCHNIIO1570</text:p>
          </table:table-cell>
          <table:table-cell office:value-type="float" office:value="4">
            <text:p>4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ZUCHNIIO1571</text:p>
          </table:table-cell>
          <table:table-cell office:value-type="float" office:value="5">
            <text:p>5</text:p>
          </table:table-cell>
          <table:table-cell office:value-type="string">
            <text:p>altro</text:p>
          </table:table-cell>
          <table:table-cell office:value-type="string">
            <text:p>no</text:p>
          </table:table-cell>
          <table:table-cell office:value-type="string">
            <text:p>nient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Foglio1.A1:Foglio1.L69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4">14/07/2024</text:date>, <text:time>16.40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Cervai</meta:initial-creator>
    <meta:creation-date>2024-07-14T16:13:39</meta:creation-date>
    <dc:date>2024-07-14T16:40:06</dc:date>
    <dc:creator>Sara Cervai</dc:creator>
    <meta:editing-duration>PT25M22S</meta:editing-duration>
    <meta:editing-cycles>4</meta:editing-cycles>
    <meta:generator>OpenOffice/4.1.2$Unix OpenOffice.org_project/412m3$Build-9782</meta:generator>
    <meta:document-statistic meta:table-count="3" meta:cell-count="8304" meta:object-count="0"/>
  </office:meta>
</office:document-meta>
</file>